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344</text:span></text:p>
            <text:p text:style-name="P1"><text:span text:style-name="T2">“</text:span><text:span text:style-name="T2">On Jordan's Bank the Baptist's Cr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8.133cm" svg:x="1.27cm" svg:y="1.016cm">
          <draw:text-box>
            <text:p text:style-name="P1"><text:span text:style-name="T3">1. </text:span><text:span text:style-name="T4">On Jordan’s bank the Baptist’s cry</text:span><text:span text:style-name="T4"><text:line-break/></text:span><text:span text:style-name="T4">Announces that the Lord is nigh;</text:span><text:span text:style-name="T4"><text:line-break/></text:span><text:span text:style-name="T4">Awake and hearken, for he brings</text:span><text:span text:style-name="T4"><text:line-break/></text:span><text:span text:style-name="T4">Glad tidings of the King of king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654cm" svg:height="8.133cm" svg:x="1.27cm" svg:y="1.016cm">
          <draw:text-box>
            <text:p text:style-name="P5"><text:span text:style-name="T5">2. </text:span><text:span text:style-name="T6">Then cleansed be ev’ry life from sin;</text:span><text:span text:style-name="T6"><text:line-break/></text:span><text:span text:style-name="T6">Make straight the way for God within,</text:span><text:span text:style-name="T6"><text:line-break/></text:span><text:span text:style-name="T6">And let us all our hearts prepare</text:span><text:span text:style-name="T6"><text:line-break/></text:span><text:span text:style-name="T6">For Christ to come and enter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654cm" svg:height="8.133cm" svg:x="1.27cm" svg:y="1.016cm">
          <draw:text-box>
            <text:p text:style-name="P5"><text:span text:style-name="T5">3. </text:span><text:span text:style-name="T6">We hail Thee as our Savior, Lord,</text:span><text:span text:style-name="T6"><text:line-break/></text:span><text:span text:style-name="T6">Our refuge and our great reward;</text:span><text:span text:style-name="T6"><text:line-break/></text:span><text:span text:style-name="T6">Without Thy grace we waste away</text:span><text:span text:style-name="T6"><text:line-break/></text:span><text:span text:style-name="T6">Like flow’rs that wither and dec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654cm" svg:height="8.133cm" svg:x="1.27cm" svg:y="1.016cm">
          <draw:text-box>
            <text:p text:style-name="P5"><text:span text:style-name="T5">4. </text:span><text:span text:style-name="T6">Lay on the sick Thy healing hand</text:span><text:span text:style-name="T6"><text:line-break/></text:span><text:span text:style-name="T6">And make the fallen strong to stand;</text:span><text:span text:style-name="T6"><text:line-break/></text:span><text:span text:style-name="T6">Show us the glory of Thy face</text:span><text:span text:style-name="T6"><text:line-break/></text:span><text:span text:style-name="T6">Till beauty springs in ev’ry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8" draw:layer="layout" svg:width="25.654cm" svg:height="13.011cm" svg:x="1.27cm" svg:y="1.016cm">
          <draw:text-box>
            <text:p text:style-name="P1"><text:span text:style-name="T5">5. </text:span><text:span text:style-name="T6">All praise, eternal Son, to Thee</text:span><text:span text:style-name="T6"><text:line-break/></text:span><text:span text:style-name="T6">Whose advent sets Thy people free,</text:span><text:span text:style-name="T6"><text:line-break/></text:span><text:span text:style-name="T6">Whom with the Father we adore</text:span><text:span text:style-name="T6"><text:line-break/></text:span><text:span text:style-name="T6">And Holy Spirit evermore.</text:span></text:p>
            <text:p text:style-name="P7"><text:span text:style-name="T7"/></text:p>
            <text:p text:style-name="P7"><text:span text:style-name="T7"/></text:p>
            <text:p text:style-name="P7"><text:span text:style-name="T8"><text:s text:c="10"/></text:span><text:span text:style-name="T8">Public domain</text:span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0:51:11.492000000</meta:creation-date>
    <dc:title>Hymn template</dc:title>
    <meta:editing-duration>PT5H5M45S</meta:editing-duration>
    <meta:editing-cycles>15</meta:editing-cycles>
    <meta:generator>LibreOffice/6.1.3.2$Windows_X86_64 LibreOffice_project/86daf60bf00efa86ad547e59e09d6bb77c699acb</meta:generator>
    <meta:initial-creator>Arthur Hoch</meta:initial-creator>
    <dc:date>2019-01-14T14:46:33.094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4-12-04T10:51:11.164000000"/>
  </office:meta>
</office:document-meta>
</file>